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4.6167in" style:rel-column-width="436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style:text-autospace="none">
        <style:tab-stops>
          <style:tab-stop style:position="0.5102in"/>
          <style:tab-stop style:position="1.0209in"/>
          <style:tab-stop style:position="1.5311in"/>
          <style:tab-stop style:position="2.0417in"/>
          <style:tab-stop style:position="2.552in"/>
          <style:tab-stop style:position="3.0626in"/>
          <style:tab-stop style:position="3.5728in"/>
          <style:tab-stop style:position="4.0835in"/>
          <style:tab-stop style:position="4.5937in"/>
          <style:tab-stop style:position="5.1043in"/>
          <style:tab-stop style:position="5.6146in"/>
          <style:tab-stop style:position="6.1252in"/>
          <style:tab-stop style:position="6.6354in"/>
          <style:tab-stop style:position="7.1457in"/>
          <style:tab-stop style:position="7.6563in"/>
          <style:tab-stop style:position="8.1665in"/>
          <style:tab-stop style:position="8.6772in"/>
          <style:tab-stop style:position="9.1874in"/>
          <style:tab-stop style:position="9.698in"/>
          <style:tab-stop style:position="10.2083in"/>
          <style:tab-stop style:position="10.7189in"/>
          <style:tab-stop style:position="11.2291in"/>
          <style:tab-stop style:position="11.7398in"/>
          <style:tab-stop style:position="12.25in"/>
          <style:tab-stop style:position="12.7602in"/>
          <style:tab-stop style:position="13.2709in"/>
          <style:tab-stop style:position="13.7811in"/>
          <style:tab-stop style:position="14.2917in"/>
          <style:tab-stop style:position="14.802in"/>
          <style:tab-stop style:position="15.3126in"/>
          <style:tab-stop style:position="15.8228in"/>
          <style:tab-stop style:position="16.3335in"/>
        </style:tab-stops>
      </style:paragraph-properties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9pt" fo:language="en" fo:country="US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9pt" fo:language="en" fo:country="US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3" style:family="paragraph" style:parent-style-name="Standard">
      <style:paragraph-properties style:text-autospace="none">
        <style:tab-stops>
          <style:tab-stop style:position="0.5102in"/>
          <style:tab-stop style:position="1.0209in"/>
          <style:tab-stop style:position="1.5311in"/>
          <style:tab-stop style:position="2.0417in"/>
          <style:tab-stop style:position="2.552in"/>
          <style:tab-stop style:position="3.0626in"/>
          <style:tab-stop style:position="3.5728in"/>
          <style:tab-stop style:position="4.0835in"/>
          <style:tab-stop style:position="4.5937in"/>
          <style:tab-stop style:position="5.1043in"/>
          <style:tab-stop style:position="5.6146in"/>
          <style:tab-stop style:position="6.1252in"/>
          <style:tab-stop style:position="6.6354in"/>
          <style:tab-stop style:position="7.1457in"/>
          <style:tab-stop style:position="7.6563in"/>
          <style:tab-stop style:position="8.1665in"/>
          <style:tab-stop style:position="8.6772in"/>
          <style:tab-stop style:position="9.1874in"/>
          <style:tab-stop style:position="9.698in"/>
          <style:tab-stop style:position="10.2083in"/>
          <style:tab-stop style:position="10.7189in"/>
          <style:tab-stop style:position="11.2291in"/>
          <style:tab-stop style:position="11.7398in"/>
          <style:tab-stop style:position="12.25in"/>
          <style:tab-stop style:position="12.7602in"/>
          <style:tab-stop style:position="13.2709in"/>
          <style:tab-stop style:position="13.7811in"/>
          <style:tab-stop style:position="14.2917in"/>
          <style:tab-stop style:position="14.802in"/>
          <style:tab-stop style:position="15.3126in"/>
          <style:tab-stop style:position="15.8228in"/>
          <style:tab-stop style:position="16.3335in"/>
        </style:tab-stops>
      </style:paragraph-properties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24" style:family="paragraph" style:parent-style-name="Standard">
      <style:paragraph-properties style:text-autospace="none"/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9pt" fo:language="en" fo:country="US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text-autospace="none">
        <style:tab-stops>
          <style:tab-stop style:position="0.5102in"/>
          <style:tab-stop style:position="1.0209in"/>
          <style:tab-stop style:position="1.5311in"/>
          <style:tab-stop style:position="2.0417in"/>
          <style:tab-stop style:position="2.552in"/>
          <style:tab-stop style:position="3.0626in"/>
          <style:tab-stop style:position="3.5728in"/>
          <style:tab-stop style:position="4.0835in"/>
          <style:tab-stop style:position="4.5937in"/>
          <style:tab-stop style:position="5.1043in"/>
          <style:tab-stop style:position="5.6146in"/>
          <style:tab-stop style:position="6.1252in"/>
          <style:tab-stop style:position="6.6354in"/>
          <style:tab-stop style:position="7.1457in"/>
          <style:tab-stop style:position="7.6563in"/>
          <style:tab-stop style:position="8.1665in"/>
          <style:tab-stop style:position="8.6772in"/>
          <style:tab-stop style:position="9.1874in"/>
          <style:tab-stop style:position="9.698in"/>
          <style:tab-stop style:position="10.2083in"/>
          <style:tab-stop style:position="10.7189in"/>
          <style:tab-stop style:position="11.2291in"/>
          <style:tab-stop style:position="11.7398in"/>
          <style:tab-stop style:position="12.25in"/>
          <style:tab-stop style:position="12.7602in"/>
          <style:tab-stop style:position="13.2709in"/>
          <style:tab-stop style:position="13.7811in"/>
          <style:tab-stop style:position="14.2917in"/>
          <style:tab-stop style:position="14.802in"/>
          <style:tab-stop style:position="15.3126in"/>
          <style:tab-stop style:position="15.8228in"/>
          <style:tab-stop style:position="16.3335in"/>
        </style:tab-stops>
      </style:paragraph-properties>
      <style:text-properties style:font-name="Courier New" fo:font-size="9pt" fo:language="en" fo:country="US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style-asian="normal"/>
    </style:style>
    <style:style style:name="T4" style:family="text">
      <style:text-properties style:font-style-complex="normal"/>
    </style:style>
    <style:style style:name="T5" style:family="text">
      <style:text-properties style:font-name="Courier New" fo:language="en" fo:country="US" style:font-name-asian="Courier New" style:font-name-complex="Courier New"/>
    </style:style>
    <style:style style:name="T6" style:family="text">
      <style:text-properties style:font-name="Courier New" fo:language="en" fo:country="US" fo:font-weight="normal" style:font-name-asian="Courier New" style:font-weight-asian="normal" style:font-name-complex="Courier New" style:font-weight-complex="normal"/>
    </style:style>
    <style:style style:name="T7" style:family="text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T8" style:family="text">
      <style:text-properties style:font-name="Courier New" fo:font-size="9pt" fo:language="en" fo:country="US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9" style:family="text">
      <style:text-properties fo:font-weight="normal"/>
    </style:style>
    <style:style style:name="T10" style:family="text">
      <style:text-properties style:font-weight-asian="normal"/>
    </style:style>
    <style:style style:name="T11" style:family="text">
      <style:text-properties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LCCB Network</text:p>
      <text:p text:style-name="P1"/>
      <text:p text:style-name="P2">The LCCB Lab at TSRI has a focus on computational biology and is thus designed primarily with the needs of research scientists in mind. <text:s text:c="2"/>All TSRI networked computers are <text:s/>Internet II <text:s/>and thus have close to T1 speed to other Internet II campuses. <text:s/>TSRI provides primary network services for the lab including network switching, routing, DNS, Firewall, IDS, and limited spam filtering from email. </text:p>
      <text:p text:style-name="P2">With the primary network services taken care of by TSRI the primary concern for the system administrator of the LCCB lab is the maintenance and <text:s/>management of the local network.</text:p>
      <text:p text:style-name="P2"/>
      <text:p text:style-name="P2">The network at LCCB <text:s/>can be thought of as consisting of four logical networks: Administrative Systems, Storage Systems, Computational Systems, and Development Systems. <text:s text:c="2"/>As is the case in many networks some machines serve multiple functions. The following is a list of each logical network, and the services it includes. <text:s/>Attached are two diagrams that will hopefully illustrate this.</text:p>
      <text:p text:style-name="P2"/>
      <text:p text:style-name="P2">The Danuser lab provides mail, home drives, and print services to the fowler lab. <text:s/>You will find these users in the fowler group of LDAP. <text:s/>Most of them use older MACs so there is little interaction with them besides restarting a printer. </text:p>
      <text:p text:style-name="P2"/>
      <text:p text:style-name="P2"/>
      <text:p text:style-name="P3">Administrative Systems:</text:p>
      <text:p text:style-name="P2"/>
      <text:p text:style-name="P7">LCCBSV001</text:p>
      <text:p text:style-name="P2"/>
      <text:p text:style-name="P2">CUPS printer server for LCCB Lab</text:p>
      <text:p text:style-name="P2">NTP <text:s/>Time server for LCCB Lab</text:p>
      <text:p text:style-name="P2"/>
      <text:p text:style-name="P7">LCCBSV002</text:p>
      <text:p text:style-name="P2"/>
      <text:p text:style-name="P2">SAMBA PDC for LCCB Lab</text:p>
      <text:p text:style-name="P2">LDAP server for LCCB Lab</text:p>
      <text:p text:style-name="P2">svn server for LCCB Lab</text:p>
      <text:p text:style-name="P2">License server for MATLAB</text:p>
      <text:p text:style-name="P2">License server for Femlab</text:p>
      <text:p text:style-name="P2">License server for ILOG</text:p>
      <text:p text:style-name="P7"/>
      <text:p text:style-name="P7">LCCBSV003</text:p>
      <text:p text:style-name="P2"/>
      <text:p text:style-name="P2">Postfix mail server</text:p>
      <text:p text:style-name="P2">IMAP/POP server</text:p>
      <text:p text:style-name="P2">Apache server including Webmail server</text:p>
      <text:p text:style-name="P2">MySQL database server</text:p>
      <text:p text:style-name="P2">Big Brother Server</text:p>
      <text:p text:style-name="P2"/>
      <text:p text:style-name="P7">LCCBWS002</text:p>
      <text:p text:style-name="P2"/>
      <text:p text:style-name="P2">Imaris license server</text:p>
      <text:p text:style-name="P2"/>
      <text:p text:style-name="P4"><text:soft-page-break/>Storage Systems:</text:p>
      <text:p text:style-name="P8">All servers run CENTOS 5.2 unless noted</text:p>
      <text:p text:style-name="P8"/>
      <text:p text:style-name="P8">LCCBFS001</text:p>
      <text:p text:style-name="P8">runs Redhat FC4 for historical reasons. </text:p>
      <text:p text:style-name="P8">4.8 TB</text:p>
      <text:p text:style-name="P11">shares</text:p>
      <text:p text:style-name="P11">/data/lccb</text:p>
      <text:p text:style-name="P11">159 GB</text:p>
      <text:p text:style-name="P11">/data/dundee</text:p>
      <text:p text:style-name="P11">646 GB</text:p>
      <text:p text:style-name="P11">/data/bmmg</text:p>
      <text:p text:style-name="P11">5.8 GB</text:p>
      <text:p text:style-name="P11">/data/projects</text:p>
      <text:p text:style-name="P11">2.3 TB</text:p>
      <text:p text:style-name="P8">LCCBFS002</text:p>
      <text:p text:style-name="P8">1.5 TB</text:p>
      <text:p text:style-name="P11">shares</text:p>
      <text:p text:style-name="P11">/LgDisk</text:p>
      <text:p text:style-name="P11">491 GB</text:p>
      <text:p text:style-name="P8"/>
      <text:p text:style-name="P8">LCCBFS003</text:p>
      <text:p text:style-name="P8">3.3 TB</text:p>
      <text:p text:style-name="P11">shares</text:p>
      <text:p text:style-name="P11">/data/fsm</text:p>
      <text:p text:style-name="P11">2.4 TB</text:p>
      <text:p text:style-name="P8"/>
      <text:p text:style-name="P8">LCCBFS004 (watsv001)</text:p>
      <text:p text:style-name="P8">1.5 TB</text:p>
      <text:p text:style-name="P11">shares</text:p>
      <text:p text:style-name="P11">/data/tony</text:p>
      <text:p text:style-name="P11">7.9 GB</text:p>
      <text:p text:style-name="P11"/>
      <text:p text:style-name="P8">LCCBSV011</text:p>
      <text:p text:style-name="P8">2.0 TB</text:p>
      <text:p text:style-name="P11">shares</text:p>
      <text:p text:style-name="P11">/data/kathryn</text:p>
      <text:p text:style-name="P11">732 GB</text:p>
      <text:p text:style-name="P11">/data/images</text:p>
      <text:p text:style-name="P11"/>
      <text:p text:style-name="P11">/data/repository</text:p>
      <text:p text:style-name="P11">321 GB</text:p>
      <text:p text:style-name="P11"/>
      <text:p text:style-name="P8">LCCBSV010</text:p>
      <text:p text:style-name="P8">2.0 TB</text:p>
      <text:p text:style-name="P11">shares</text:p>
      <text:p text:style-name="P11">/data/alex</text:p>
      <text:p text:style-name="P11">271 GB</text:p>
      <text:p text:style-name="P11"><text:soft-page-break/>/data/bgrin</text:p>
      <text:p text:style-name="P11">14 GB</text:p>
      <text:p text:style-name="P11">/data/utoronto</text:p>
      <text:p text:style-name="P11">232 GB</text:p>
      <text:p text:style-name="P11">/data/mit</text:p>
      <text:p text:style-name="P11">444 GB</text:p>
      <text:p text:style-name="P11"/>
      <text:p text:style-name="P8">LCCBSV007</text:p>
      <text:p text:style-name="P8">4.5 TB</text:p>
      <text:p text:style-name="P11">shares</text:p>
      <text:p text:style-name="P11">/mnt/watlab</text:p>
      <text:p text:style-name="P9">2.7 TB</text:p>
      <text:p text:style-name="P11">/mnt/fowlab</text:p>
      <text:p text:style-name="P9">909 GB</text:p>
      <text:p text:style-name="P8"/>
      <text:p text:style-name="P8">LCCBSV006</text:p>
      <text:p text:style-name="P8">1 TB</text:p>
      <text:p text:style-name="P11">shares</text:p>
      <text:p text:style-name="P11">/data (all Ge's projects)</text:p>
      <text:p text:style-name="P11">586 GB</text:p>
      <text:p text:style-name="P8"/>
      <text:p text:style-name="P8"/>
      <text:p text:style-name="P8">LCCBSV001</text:p>
      <text:p text:style-name="P8">Redhat 9 </text:p>
      <text:p text:style-name="P8">195 GB</text:p>
      <text:p text:style-name="P11">shares</text:p>
      <text:p text:style-name="P11">/home</text:p>
      <text:p text:style-name="P11">145 GB</text:p>
      <text:p text:style-name="P8"/>
      <text:p text:style-name="P6">Computational Systems</text:p>
      <text:p text:style-name="P8">All servers run CENTOS 5.2</text:p>
      <text:p text:style-name="P8"/>
      <text:p text:style-name="P8">LCCBSV009</text:p>
      <text:p text:style-name="P9">6 GB RAM (2) 3.6 GHz XEON</text:p>
      <text:p text:style-name="P12">Programs</text:p>
      <text:p text:style-name="P12"><text:tab/>MATLAB 2008A</text:p>
      <text:p text:style-name="P12"><text:tab/>MATLAB 2007B</text:p>
      <text:p text:style-name="P12"><text:tab/>MATLAB 2006B</text:p>
      <text:p text:style-name="P12"><text:tab/>MATLAB 2006A</text:p>
      <text:p text:style-name="P12"><text:tab/>COMSOL3.2</text:p>
      <text:p text:style-name="P12"><text:tab/>TOMLAB</text:p>
      <text:p text:style-name="P26"><text:tab/>IMAGEJ</text:p>
      <text:p text:style-name="P9"><text:tab/></text:p>
      <text:p text:style-name="P8">LCCBSV012</text:p>
      <text:p text:style-name="P9">8 GB RAM (2) Dual Core 2.8 GHz XEON</text:p>
      <text:p text:style-name="P9"><text:tab/><text:span text:style-name="T7">Programs</text:span></text:p>
      <text:p text:style-name="P12"><text:tab/>MATLAB 2008A</text:p>
      <text:p text:style-name="P12"><text:tab/>MATLAB 2007B</text:p>
      <text:p text:style-name="P12"><text:tab/>MATLAB 2006B</text:p>
      <text:p text:style-name="P12"><text:tab/>MATLAB 2006A</text:p>
      <text:p text:style-name="P12"><text:tab/>TOMLAB</text:p>
      <text:p text:style-name="P13"><text:tab/>IMAGEJ</text:p>
      <text:p text:style-name="P9"><text:soft-page-break/></text:p>
      <text:p text:style-name="P8">LCCBSV013</text:p>
      <text:p text:style-name="P9">16 GB RAM (2) Dual Core 3.0 GHz XEON</text:p>
      <text:p text:style-name="P9"><text:tab/><text:span text:style-name="T7">Programs</text:span></text:p>
      <text:p text:style-name="P12"><text:tab/>MATLAB 2008A</text:p>
      <text:p text:style-name="P12"><text:tab/>MATLAB 2007B</text:p>
      <text:p text:style-name="P12"><text:tab/>MATLAB 2006B</text:p>
      <text:p text:style-name="P12"><text:tab/>MATLAB 2006A</text:p>
      <text:p text:style-name="P12"><text:tab/>TOMLAB</text:p>
      <text:p text:style-name="P13"><text:tab/>IMAGEJ</text:p>
      <text:p text:style-name="P9"/>
      <text:p text:style-name="P8">LCCBSV014</text:p>
      <text:p text:style-name="P9">16 GB RAM (2) Dual Core 3.0GHz XEON</text:p>
      <text:p text:style-name="P8"><text:tab/><text:span text:style-name="T7">Programs</text:span></text:p>
      <text:p text:style-name="P12"><text:tab/>MATLAB 2008A</text:p>
      <text:p text:style-name="P12"><text:tab/>MATLAB 2007B</text:p>
      <text:p text:style-name="P12"><text:tab/>MATLAB 2006B</text:p>
      <text:p text:style-name="P12"><text:tab/>MATLAB 2006A</text:p>
      <text:p text:style-name="P12"><text:tab/>TOMLAB</text:p>
      <text:p text:style-name="P15"><text:span text:style-name="T5"><text:tab/></text:span><text:span text:style-name="T6">IMAGEJ</text:span></text:p>
      <text:p text:style-name="P8">LCCBSV015</text:p>
      <text:p text:style-name="P9">16 GB RAM (2) Quad Core 3.0 GHz XEON</text:p>
      <text:p text:style-name="P12"><text:s/><text:tab/>Programs</text:p>
      <text:p text:style-name="P12"><text:tab/>MATLAB 2008A</text:p>
      <text:p text:style-name="P12"><text:tab/>MATLAB 2007B</text:p>
      <text:p text:style-name="P12"><text:tab/>MATLAB 2006B</text:p>
      <text:p text:style-name="P12"><text:tab/>MATLAB 2006A</text:p>
      <text:p text:style-name="P12"><text:tab/>TOMLAB</text:p>
      <text:p text:style-name="P12"><text:tab/>IMAGEJ</text:p>
      <text:p text:style-name="P12"><text:tab/></text:p>
      <text:p text:style-name="P12"/>
      <text:p text:style-name="P12"/>
      <text:p text:style-name="P8"/>
      <text:p text:style-name="P9"/>
      <text:p text:style-name="P4">Development Systems</text:p>
      <text:p text:style-name="P8">All development systems run Windows XP SP3 and most dual boot into CentOS 5.2</text:p>
      <text:p text:style-name="P8"/>
      <text:p text:style-name="P8">The following Software is installed on workstations</text:p>
      <text:p text:style-name="P9"/>
      <text:p text:style-name="P9">In windows they have by default installed the following programs</text:p>
      <text:p text:style-name="P9"/>
      <text:p text:style-name="P9">Microsoft Office 2003 Professional,</text:p>
      <text:p text:style-name="P9">Endnote X2</text:p>
      <text:p text:style-name="P9">Sophos Anti-Virus</text:p>
      <text:p text:style-name="P9">Adobe Acrobat 9.0 Pro </text:p>
      <text:p text:style-name="P9">Mozilla</text:p>
      <text:p text:style-name="P9">Firefox</text:p>
      <text:p text:style-name="P9">Tortoise SVN client</text:p>
      <text:p text:style-name="P9">Winzip</text:p>
      <text:p text:style-name="P9">MathType</text:p>
      <text:p text:style-name="P9">AlwaySnyc</text:p>
      <text:p text:style-name="P9">IrFanView</text:p>
      <text:p text:style-name="P9">Roxio CD Creator</text:p>
      <text:p text:style-name="P9">LanDesk [Scripps network software]</text:p>
      <text:p text:style-name="P9"><text:soft-page-break/>WinSCP</text:p>
      <text:p text:style-name="P9">JAVA SE 6 U5</text:p>
      <text:p text:style-name="P9"/>
      <text:p text:style-name="P8">Where applicable </text:p>
      <text:p text:style-name="P9"/>
      <text:p text:style-name="P9">Imaris</text:p>
      <text:p text:style-name="P9">MetaMorph</text:p>
      <text:p text:style-name="P8"/>
      <text:p text:style-name="P8">Current workstations are as follows and all have Remote Desktop enabled</text:p>
      <text:p text:style-name="P8"/>
      <text:p text:style-name="P8">LCCBWS002</text:p>
      <text:p text:style-name="P8">LCCBWS003</text:p>
      <text:p text:style-name="P8">LCCBWS004</text:p>
      <text:p text:style-name="P8">LCCBWS006</text:p>
      <text:p text:style-name="P8">LCCBWS007</text:p>
      <text:p text:style-name="P8">LCCBWS013</text:p>
      <text:p text:style-name="P8">LCCBWS014</text:p>
      <text:p text:style-name="P8">LCCBWS016</text:p>
      <text:p text:style-name="P8">LCCBWS017</text:p>
      <text:p text:style-name="P8">LCCBWS028</text:p>
      <text:p text:style-name="P8">LCCBWS018</text:p>
      <text:p text:style-name="P8">LCCBWS021</text:p>
      <text:p text:style-name="P8">LCCBWS022</text:p>
      <text:p text:style-name="P8">LCCBWS023</text:p>
      <text:p text:style-name="P8">LCCBWS024</text:p>
      <text:p text:style-name="P8">LCCBWS025</text:p>
      <text:p text:style-name="P8">LCCBWS026</text:p>
      <text:p text:style-name="P8">LCCBWS027</text:p>
      <text:p text:style-name="P8">LCCBWS037</text:p>
      <text:p text:style-name="P8">LCCBWS038</text:p>
      <text:p text:style-name="P8"/>
      <text:p text:style-name="P9">(note There are broad gaps in the workstation list for two reasons. <text:s/>1. some systems have been retired. 2. Some systems were renamed to lower numbers is 30 to 02)</text:p>
      <text:p text:style-name="P16"/>
      <text:p text:style-name="P16">Laptops have installed</text:p>
      <text:p text:style-name="P16"/>
      <text:p text:style-name="P9">Microsoft Office 2003 Professional,</text:p>
      <text:p text:style-name="P9">Endnote X1</text:p>
      <text:p text:style-name="P9">Sophos Anti-Virus</text:p>
      <text:p text:style-name="P9">Adobe Acrobat 9.0 Pro </text:p>
      <text:p text:style-name="P9">Adobe Illustrator CS3/CS2 (some users kept old version b/c collaborator)</text:p>
      <text:p text:style-name="P9">Mozilla</text:p>
      <text:p text:style-name="P9">Firefox</text:p>
      <text:p text:style-name="P9">Tortoise SVN client</text:p>
      <text:p text:style-name="P9">Winzip</text:p>
      <text:p text:style-name="P9">Mathtype</text:p>
      <text:p text:style-name="P9">AlwaySnyc</text:p>
      <text:p text:style-name="P9">IrFanView</text:p>
      <text:p text:style-name="P9"><text:soft-page-break/>LanDesk [Scripps network software]</text:p>
      <text:p text:style-name="P9">WinSCP</text:p>
      <text:p text:style-name="P9">JAVA SE 6 U5</text:p>
      <text:p text:style-name="P9"/>
      <text:p text:style-name="P9"/>
      <text:p text:style-name="P8">All windows computers have access to program drive that contains following programs</text:p>
      <text:p text:style-name="P8"/>
      <text:p text:style-name="P9">Imaris</text:p>
      <text:p text:style-name="P9">ImageJ</text:p>
      <text:p text:style-name="P9">FMP1.44</text:p>
      <text:p text:style-name="P9">Femlab</text:p>
      <text:p text:style-name="P9">ILOG</text:p>
      <text:p text:style-name="P9">All Matlab versions from 6.5 on</text:p>
      <text:p text:style-name="P9">Virtual Dub 1.7.8</text:p>
      <text:p text:style-name="P9">AviSynth 2.5</text:p>
      <text:p text:style-name="P9">mov2avi</text:p>
      <text:p text:style-name="P9">iBrowser</text:p>
      <text:p text:style-name="P9">reNamer</text:p>
      <text:p text:style-name="P9">Tomlab including deprecated version</text:p>
      <text:p text:style-name="P9">Numerical Recipies</text:p>
      <text:p text:style-name="P9">R-2.2.1</text:p>
      <text:p text:style-name="P9">nxWindows</text:p>
      <text:p text:style-name="P9">GoogleDesktop <text:s/></text:p>
      <text:p text:style-name="P9">MinGW</text:p>
      <text:p text:style-name="P9">Network Design:</text:p>
      <text:p text:style-name="P9"/>
      <text:p text:style-name="P9">We use a combination of samba, ldap, and autofs to provide a similar work environment for both windows and linux users. <text:s/>Windows users are authenticated using Samba+LDAP and mount drives as provided for in a login script shown below. <text:s/>Linux users are authenticated using LDAP and drives are mounted using autofs shown below.</text:p>
      <text:p text:style-name="P9"/>
      <text:p text:style-name="P17">lccblogon.bat</text:p>
      <text:p text:style-name="P17"/>
      <text:p text:style-name="P13">net time \\lccbsv001.scripps.edu /set /yes</text:p>
      <text:p text:style-name="P12">net use /persistent:no</text:p>
      <text:p text:style-name="P12">net use H: /home</text:p>
      <text:p text:style-name="P12">net use L: \\lccbfs001\lccb </text:p>
      <text:p text:style-name="P12">net use M: \\lccbfs001\projects </text:p>
      <text:p text:style-name="P12">net use O: \\lccbfs001\dundee</text:p>
      <text:p text:style-name="P12">net use P: \\lccbsv001\public </text:p>
      <text:p text:style-name="P12">net use Q: \\lccbsv001\programs </text:p>
      <text:p text:style-name="P12">net use R: \\lccbsv011\mech</text:p>
      <text:p text:style-name="P12">net use S: \\lccbfs003\fsm </text:p>
      <text:p text:style-name="P12">net use T: \\lccbsv010\mit</text:p>
      <text:p text:style-name="P12">net use Y: \\lccbfs001\bmmg </text:p>
      <text:p text:style-name="P12">net use Z: \\lccbsv006\mldata</text:p>
      <text:p text:style-name="P12"/>
      <text:p text:style-name="P12">setx HOME H:</text:p>
      <text:p text:style-name="P12">setx ILOG_LICENSE_FILE Q:\ILOG\ILM\ACCESS.ILM</text:p>
      <text:p text:style-name="P12">setx PATH Q:\ILOG\bin\win32</text:p>
      <text:p text:style-name="P12">setx DISLIN C:\Programming\Dislin</text:p>
      <text:p text:style-name="P12">setx PYTHONPATH C:\Programming\Dislin\python</text:p>
      <text:p text:style-name="P12">setx SIMDATA T:\simData</text:p>
      <text:p text:style-name="P24">setx BIODATA T:\yeastData</text:p>
      <text:p text:style-name="P9"><text:soft-page-break/></text:p>
      <text:p text:style-name="P5">autofs</text:p>
      <text:p text:style-name="P17">auto.master</text:p>
      <text:p text:style-name="P13">/home<text:tab/><text:tab/>/etc/auto.home</text:p>
      <text:p text:style-name="P12">/mnt<text:tab/><text:tab/>/etc/auto.mnt</text:p>
      <text:p text:style-name="P9"/>
      <text:p text:style-name="P9"/>
      <text:p text:style-name="P17">auto.home</text:p>
      <text:p text:style-name="P14">* <text:s text:c="6"/>-fstype=nfs,rw,soft,intr <text:s text:c="3"/>lccbsv001:/home/&amp;</text:p>
      <text:p text:style-name="P10"/>
      <text:p text:style-name="P17">auto.mnt</text:p>
      <text:p text:style-name="P9"/>
      <text:p text:style-name="P12">public <text:s text:c="10"/>-fstype=nfs <text:s text:c="15"/>lccbsv001:/mnt/public</text:p>
      <text:p text:style-name="P12">lccb <text:s text:c="12"/>-fstype=nfs <text:s text:c="15"/>lccbfs001:/data/lccb</text:p>
      <text:p text:style-name="P12">bmmg <text:s text:c="12"/>-fstype=nfs <text:s text:c="15"/>lccbfs001:/data/bmmg</text:p>
      <text:p text:style-name="P12">fsm <text:s text:c="13"/>-fstype=nfs <text:s text:c="15"/>lccbfs003:/data/fsm</text:p>
      <text:p text:style-name="P12">watlab <text:s text:c="10"/>-fstype=nfs <text:s text:c="15"/>lccbsv007:/mnt/watlab</text:p>
      <text:p text:style-name="P12">fowlab <text:s text:c="10"/>-fstype=nfs <text:s text:c="15"/>lccbsv007:/mnt/fowlab</text:p>
      <text:p text:style-name="P12">software <text:s text:c="8"/>-fstype=nfs <text:s text:c="15"/>lccbsv001:/mnt/software</text:p>
      <text:p text:style-name="P12">projects <text:s text:c="8"/>-fstype=nfs <text:s text:c="15"/>lccbfs001:/data/projects</text:p>
      <text:p text:style-name="P12">mit <text:s text:c="13"/>-fstype=nfs <text:s text:c="15"/>lccbsv010:/data/mit</text:p>
      <text:p text:style-name="P12">mech <text:s text:c="12"/>-fstype=nfs <text:s text:c="15"/>lccbsv011:/data</text:p>
      <text:p text:style-name="P12">sickkids <text:s text:c="8"/>-fstype=nfs <text:s text:c="15"/>lccbsv010.scripps.edu:/data/utoronto</text:p>
      <text:p text:style-name="P12">dundee<text:tab/><text:tab/> <text:s text:c="3"/>-fstype=nfs<text:tab/><text:tab/> <text:s text:c="2"/>lccbfs001:/data/dundee</text:p>
      <text:p text:style-name="P12">alex10<text:tab/><text:tab/> <text:s text:c="3"/>-fstype=nfs<text:tab/><text:tab/> <text:s text:c="2"/>lccbsv010:/data/alex</text:p>
      <text:p text:style-name="P12">bgrin<text:tab/><text:tab/> <text:s text:c="3"/>-fstype=nfs<text:tab/><text:tab/> <text:s text:c="2"/>lccbsv010:/data/bgrin</text:p>
      <text:p text:style-name="P12">kathryn<text:tab/> <text:s text:c="3"/>-fstype=nfs<text:tab/><text:tab/> <text:s text:c="2"/>lccbsv011:/data/kathryn</text:p>
      <text:p text:style-name="P12">tony<text:tab/><text:tab/> <text:s text:c="3"/>-fstype=nfs<text:tab/><text:tab/> <text:s text:c="2"/>watsv001:/data/tony</text:p>
      <text:p text:style-name="P9"/>
      <text:p text:style-name="P9">Work Flow:</text:p>
      <text:p text:style-name="P9"/>
      <text:p text:style-name="P9">In general laptops are used for work from home and word processing such as writing papers. <text:s/>AlwaySync is used to ensure files on ones laptop are synced with those saved on the servers home drive. <text:s/>Desktops are used for programing and running some computations locally. <text:s/>More computationally intensive jobs are run on one of the computational servers. <text:s/>The computational servers and data servers are all accessible vis ssh from the outside. <text:s/>The website is the only other process that is accessible from outside the.</text:p>
      <text:p text:style-name="P9"/>
      <text:p text:style-name="P9"/>
      <text:p text:style-name="P9"/>
      <text:p text:style-name="P9"/>
      <text:p text:style-name="P9"/>
      <text:p text:style-name="P9">Backups</text:p>
      <text:p text:style-name="P9"/>
      <text:p text:style-name="P9">Backups are done nightly in the form of incremental backups off all data servers using rsync to a large datacenter managed by TSRI. <text:s/>In addition every user has a 1 TB USB drive to make a personal backup of important data.</text:p>
      <text:p text:style-name="P9"/>
      <text:p text:style-name="P9"/>
      <text:p text:style-name="P9">Licenses</text:p>
      <text:p text:style-name="P9"/>
      <text:p text:style-name="P9">We have two licenses for Mathematica one for a laptop that is checked out to Sylvain and one for general lab use on lccbws021.</text:p>
      <text:p text:style-name="P9"><text:soft-page-break/></text:p>
      <text:p text:style-name="P9">We have two floating licenses for Imaris. Additionally as an adminstrator you can check out any number of temporary licences for users to travel to conferences with. <text:s/></text:p>
      <text:p text:style-name="P9"/>
      <text:p text:style-name="P9">Tomlab is licensed to us in prepetuaty due to a special arrangement.</text:p>
      <text:p text:style-name="P9"/>
      <text:p text:style-name="P9">Metamorph requires a USB key to run. <text:s/>There are 2 such keys in the lab so they are shared among users.</text:p>
      <text:p text:style-name="P9"/>
      <text:p text:style-name="P9">Femlog has <text:s text:c="2"/>floating licenses and is controlled from lccbsv002. <text:s/></text:p>
      <text:p text:style-name="P9"/>
      <text:p text:style-name="P9">ILOG has (2) floating licenses and is controlled from lccbsv002.</text:p>
      <text:p text:style-name="P9"/>
      <text:p text:style-name="P9"/>
      <text:p text:style-name="P9"/>
      <text:p text:style-name="P9">Matlab has 20 floating licenses which are controlled from lccbsv002. <text:s/>Additionally, there are unique toolbox licenses which have been purchased in varying amounts.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Number</text:p>
          </table:table-cell>
          <table:table-cell table:style-name="Table1.B1" office:value-type="string">
            <text:p text:style-name="P18">Toolbox</text:p>
          </table:table-cell>
        </table:table-row>
        <table:table-row>
          <table:table-cell table:style-name="Table1.A2" office:value-type="float" office:value="20">
            <text:p text:style-name="P18">20</text:p>
          </table:table-cell>
          <table:table-cell table:style-name="Table1.B2" office:value-type="string">
            <text:p text:style-name="P18">MATLAB</text:p>
          </table:table-cell>
        </table:table-row>
        <table:table-row>
          <table:table-cell table:style-name="Table1.A2" office:value-type="float" office:value="2">
            <text:p text:style-name="P18">2</text:p>
          </table:table-cell>
          <table:table-cell table:style-name="Table1.B2" office:value-type="string">
            <text:p text:style-name="P18">Simulink</text:p>
          </table:table-cell>
        </table:table-row>
        <table:table-row>
          <table:table-cell table:style-name="Table1.A2" office:value-type="float" office:value="1">
            <text:p text:style-name="P18">1</text:p>
          </table:table-cell>
          <table:table-cell table:style-name="Table1.B2" office:value-type="string">
            <text:p text:style-name="P18">Control System</text:p>
          </table:table-cell>
        </table:table-row>
        <table:table-row>
          <table:table-cell table:style-name="Table1.A2" office:value-type="float" office:value="19">
            <text:p text:style-name="P18">19</text:p>
          </table:table-cell>
          <table:table-cell table:style-name="Table1.B2" office:value-type="string">
            <text:p text:style-name="P18">Image Processing</text:p>
          </table:table-cell>
        </table:table-row>
        <table:table-row>
          <table:table-cell table:style-name="Table1.A2" office:value-type="float" office:value="1">
            <text:p text:style-name="P18">1</text:p>
          </table:table-cell>
          <table:table-cell table:style-name="Table1.B2" office:value-type="string">
            <text:p text:style-name="P18">MATLAB Compiler *</text:p>
          </table:table-cell>
        </table:table-row>
        <table:table-row>
          <table:table-cell table:style-name="Table1.A2" office:value-type="float" office:value="1">
            <text:p text:style-name="P18">1</text:p>
          </table:table-cell>
          <table:table-cell table:style-name="Table1.B2" office:value-type="string">
            <text:p text:style-name="P18">Neural Network </text:p>
          </table:table-cell>
        </table:table-row>
        <table:table-row>
          <table:table-cell table:style-name="Table1.A2" office:value-type="float" office:value="11">
            <text:p text:style-name="P18">11</text:p>
          </table:table-cell>
          <table:table-cell table:style-name="Table1.B2" office:value-type="string">
            <text:p text:style-name="P18">Optimization Toolbox </text:p>
          </table:table-cell>
        </table:table-row>
        <table:table-row>
          <table:table-cell table:style-name="Table1.A2" office:value-type="float" office:value="5">
            <text:p text:style-name="P18">5</text:p>
          </table:table-cell>
          <table:table-cell table:style-name="Table1.B2" office:value-type="string">
            <text:p text:style-name="P18">Parallel Computing </text:p>
          </table:table-cell>
        </table:table-row>
        <table:table-row>
          <table:table-cell table:style-name="Table1.A2" office:value-type="float" office:value="10">
            <text:p text:style-name="P18">10</text:p>
          </table:table-cell>
          <table:table-cell table:style-name="Table1.B2" office:value-type="string">
            <text:p text:style-name="P18">Partial Differential Equation </text:p>
          </table:table-cell>
        </table:table-row>
        <table:table-row>
          <table:table-cell table:style-name="Table1.A2" office:value-type="float" office:value="11">
            <text:p text:style-name="P18">11</text:p>
          </table:table-cell>
          <table:table-cell table:style-name="Table1.B2" office:value-type="string">
            <text:p text:style-name="P18">Signal Processing</text:p>
          </table:table-cell>
        </table:table-row>
        <table:table-row>
          <table:table-cell table:style-name="Table1.A2" office:value-type="float" office:value="1">
            <text:p text:style-name="P18">1</text:p>
          </table:table-cell>
          <table:table-cell table:style-name="Table1.B2" office:value-type="string">
            <text:p text:style-name="P18">Simulink Control</text:p>
          </table:table-cell>
        </table:table-row>
        <table:table-row>
          <table:table-cell table:style-name="Table1.A2" office:value-type="float" office:value="10">
            <text:p text:style-name="P18">10</text:p>
          </table:table-cell>
          <table:table-cell table:style-name="Table1.B2" office:value-type="string">
            <text:p text:style-name="P18">Spline</text:p>
          </table:table-cell>
        </table:table-row>
        <table:table-row>
          <table:table-cell table:style-name="Table1.A2" office:value-type="float" office:value="20">
            <text:p text:style-name="P18">20</text:p>
          </table:table-cell>
          <table:table-cell table:style-name="Table1.B2" office:value-type="string">
            <text:p text:style-name="P18">Statistics </text:p>
          </table:table-cell>
        </table:table-row>
        <table:table-row>
          <table:table-cell table:style-name="Table1.A2" office:value-type="float" office:value="1">
            <text:p text:style-name="P18">1</text:p>
          </table:table-cell>
          <table:table-cell table:style-name="Table1.B2" office:value-type="string">
            <text:p text:style-name="P18">Symbolic Math </text:p>
          </table:table-cell>
        </table:table-row>
        <table:table-row>
          <table:table-cell table:style-name="Table1.A2" office:value-type="float" office:value="1">
            <text:p text:style-name="P18">1</text:p>
          </table:table-cell>
          <table:table-cell table:style-name="Table1.B2" office:value-type="string">
            <text:p text:style-name="P18">System Identification</text:p>
          </table:table-cell>
        </table:table-row>
        <table:table-row>
          <table:table-cell table:style-name="Table1.A2" office:value-type="float" office:value="1">
            <text:p text:style-name="P18">1</text:p>
          </table:table-cell>
          <table:table-cell table:style-name="Table1.B2" office:value-type="string">
            <text:p text:style-name="P18">Wavelet</text:p>
          </table:table-cell>
        </table:table-row>
        <table:table-row>
          <table:table-cell table:style-name="Table1.A2" office:value-type="float" office:value="8">
            <text:p text:style-name="P18">8</text:p>
          </table:table-cell>
          <table:table-cell table:style-name="Table1.B2" office:value-type="string">
            <text:p text:style-name="P18">Distributed Computing </text:p>
          </table:table-cell>
        </table:table-row>
      </table:table>
      <text:p text:style-name="P9"/>
      <text:p text:style-name="P9">*note: <text:s/>Matlab compiler works with an OS built in compiler. <text:s/>LCCB requires users to have gcc 3.X or higher. <text:s/>We use gcc 4.1.2 on linux and MinGW compiler for Windows.</text:p>
      <text:p text:style-name="P9"/>
      <text:p text:style-name="P9">Matlab license files are stored in /opt/matlab7/etc as .dat files. <text:s/>The Matlab license server is restarted <text:soft-page-break/>using the script /etc/init.d/matlab7.flexlm <text:s/>Calling /etc/init.d/matlab7.flexlm restrart will restart the server. </text:p>
      <text:p text:style-name="P9"/>
      <text:p text:style-name="P9"/>
      <text:p text:style-name="P9"><text:s text:c="2"/></text:p>
      <text:p text:style-name="P8">Home Directories and Mail</text:p>
      <text:p text:style-name="P8"/>
      <text:p text:style-name="P9">As the size of both mail and a users home directory can grow rapidly if not managed DiskQuota is used on both of those directories. <text:s/>By default users have 500 MB allocated for mail and 1 GB allocated for their Home Drives. <text:s/>A script runs every evening to alert the administrator is someone has exceeded their disk quota. <text:s/>As necessary I increase a users disk quota. (This is especially true for email as after several years 500 MB is not just not enough. ) <text:s/>One problem with DiskQuota is that after a user has exceeded their limit all writing to those files is suspended by the OS so they can not on thier own delete excess files. <text:s/>The warning script that runs every night also lets you know if a user is approaching their quota. </text:p>
      <text:p text:style-name="P8"/>
      <text:p text:style-name="P8"/>
      <text:p text:style-name="P8">Subversion</text:p>
      <text:p text:style-name="P8"/>
      <text:p text:style-name="P9">The most important intellectual property possessed by the lab is its matlab code repository. <text:s/>It is stored on lccbsv002 and is backed up nightly to the Scripps DMF server. <text:s/>As with most installations of svn it runs on Apache and access is controlled by scripps in apache's configuration file at /usr/local/httpd/conf</text:p>
      <text:p text:style-name="P9">The matlab code repository is controlled by matlab-access.rules. <text:s/>These rules are set up in a series of groups. <text:s/>In general we default to being very willing to grant read access to code sections and control the ability to write to the repository much more carefully. <text:s/>Other repositories are personal, publications and a Learning Repository. <text:s/>These are all configured using similarly named access files. <text:s/>From the outside</text:p>
      <text:p text:style-name="P9">the repositories are accessible from https://lccb-svn.scripps.edu/RepositoryName</text:p>
      <text:p text:style-name="P8"/>
      <text:p text:style-name="P8">Printers</text:p>
      <text:p text:style-name="P8"/>
      <text:p text:style-name="P22"><text:span text:style-name="T2">LCCBSV001 serves at the lab print server. <text:s/>It controls print jobs for printers located in the main room (lccbbwpr001 lccbcpr003), printers located in Khuloud's office [lccbbwpr002] and printers located in the fowler lab. [</text:span><text:span text:style-name="T7">fowler_hp4100_admin, </text:span><text:span text:style-name="T8">sullivan_hp5m</text:span><text:span text:style-name="T2">] <text:s/>All of these are configured and have their access controlled by a /etc/cups/printers.conf <text:s/>The LCCB printers are configured to limit access to users so you will see AllowUser X in the configuration file. <text:s/>The fowler lab printers are open.</text:span></text:p>
      <text:p text:style-name="P22"><text:span text:style-name="T2"/></text:p>
      <text:p text:style-name="P22"><text:span text:style-name="T2"/></text:p>
      <text:p text:style-name="P8"/>
      <text:p text:style-name="P8"/>
      <text:p text:style-name="P30"> </text:p>
      <text:p text:style-name="Text_20_body">http://www.scripps.edu/rc/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1T10:11:55.42</meta:creation-date>
    <dc:date>2009-04-02T11:38:48.73</dc:date>
    <meta:editing-duration>PT23H07M03S</meta:editing-duration>
    <meta:editing-cycles>11</meta:editing-cycles>
    <meta:generator>OpenOffice.org/3.0$Win32 OpenOffice.org_project/300m15$Build-9379</meta:generator>
    <meta:document-statistic meta:table-count="1" meta:image-count="0" meta:object-count="0" meta:page-count="10" meta:paragraph-count="325" meta:word-count="1583" meta:character-count="10648"/>
    <meta:user-defined meta:name="Info 1"/>
    <meta:user-defined meta:name="Info 2"/>
    <meta:user-defined meta:name="Info 3"/>
    <meta:user-defined meta:name="Info 4"/>
  </office:meta>
</office:document-meta>
</file>